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P19" style:parent-style-name="Normal" style:family="paragraph">
      <style:paragraph-properties fo:line-height="100%"/>
    </style:style>
  </office:automatic-styles>
  <office:body>
    <office:text text:use-soft-page-breaks="true">
      <text:p text:style-name="P1">What’s needed:</text:p>
      <text:p text:style-name="P2">Clawbot manual:</text:p>
      <text:p text:style-name="P3"><text:a xlink:href="http://www.education.rec.ri.cmu.edu/products/teaching_robotc_cortex/setup/build/clawbot_sensors.pdf" office:target-frame-name="_top" xlink:show="replace"><text:span text:style-name="Hyperlink">http://www.education.rec.ri.cmu.edu/products/teaching_robotc_cortex/setup/build/clawbot_sensors.pdf</text:span></text:a></text:p>
      <text:p text:style-name="P4">Things to get extra:</text:p>
      <text:p text:style-name="P5">Power expander:</text:p>
      <text:p text:style-name="P6">Tow cable:</text:p>
      <text:p text:style-name="P7"><text:a xlink:href="http://robomatter.com/Shop-By-Robot/VEX-Robots/Hardware/Mechanics/Winch-And-Pulley-Kit" office:target-frame-name="_top" xlink:show="replace"><text:span text:style-name="Hyperlink">http://robomatter.com/Shop-By-Robot/VEX-Robots/Hardware/Mechanics/Winch-And-Pulley-Kit</text:span></text:a></text:p>
      <text:p text:style-name="P8">Low Friction lega:</text:p>
      <text:p text:style-name="P9"><text:a xlink:href="http://robomatter.com/Shop-By-Robot/VEX-Robots/Hardware/Mechanics/Turntable-Bearing-Kit" office:target-frame-name="_top" xlink:show="replace"><text:span text:style-name="Hyperlink">http://robomatter.com/Shop-By-Robot/VEX-Robots/Hardware/Mechanics/Turntable-Bearing-Kit</text:span></text:a></text:p>
      <text:p text:style-name="P10"/>
      <text:p text:style-name="P11">Wishlist:</text:p>
      <text:p text:style-name="P12">Improved rubber tank treads:<text:s/><text:a xlink:href="http://robomatter.com/Shop-By-Robot/VEX-Robots/Hardware/Mechanics/VEX-Tank-Tread-Upgrade-Kit" office:target-frame-name="_top" xlink:show="replace"><text:span text:style-name="Hyperlink">http://robomatter.com/Shop-By-Robot/VEX-Robots/Hardware/Mechanics/VEX-Tank-Tread-Upgrade-Kit</text:span></text:a></text:p>
      <text:p text:style-name="P13"/>
      <text:p text:style-name="P14"/>
      <text:p text:style-name="P15"><text:line-break/><text:line-break/><text:line-break/><text:line-break/><text:line-break/><text:line-break/>Fyrsta tima: brainstormudu<text:s/>Breytingar… log skrau<text:line-break/><text:line-break/>hugmyndir og fundu efni a netinu.</text:p>
      <text:p text:style-name="P16"/>
      <text:p text:style-name="P17">Annar tima: brainstormudu hugmyndir og fundu efni a netinu. Var hugsad um roboti sem getur clifrad upp stiga<text:s/>og/eda<text:s/><text:line-break/><text:line-break/>Thrithja tima: settu upp guthub a velar og managadi adgang a tsuts.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kt M Sch Thorsteinsson</meta:initial-creator>
    <dc:creator>Benedikt M Sch Thorsteinsson</dc:creator>
    <meta:creation-date>2015-01-19T11:43:00Z</meta:creation-date>
    <dc:date>2015-01-20T10:00:00Z</dc:date>
    <meta:template xlink:href="12307BD6.dotm" xlink:type="simple"/>
    <meta:editing-cycles>8</meta:editing-cycles>
    <meta:editing-duration>PT80220S</meta:editing-duration>
    <meta:document-statistic meta:page-count="1" meta:paragraph-count="2" meta:word-count="181" meta:character-count="1217" meta:row-count="8" meta:non-whitespace-character-count="1038"/>
  </office:meta>
</office:document-meta>
</file>